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byssinica SIL" fo:font-size="14pt" officeooo:paragraph-rsid="0003a61d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Abyssinica SIL" fo:font-size="14pt" style:font-size-asian="14pt" style:font-size-complex="14pt"/>
    </style:style>
    <style:style style:name="P3" style:family="paragraph" style:parent-style-name="Preformatted_20_Text">
      <style:text-properties style:font-name="Abyssinica SIL" fo:font-size="14pt" style:font-size-asian="14pt" style:font-size-complex="14pt"/>
    </style:style>
    <style:style style:name="P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75in" style:auto-text-indent="false" style:page-number="auto" fo:background-color="transparent"/>
      <style:text-properties style:font-name="Abyssinica SIL" fo:font-size="14pt" officeooo:rsid="0003a61d" officeooo:paragraph-rsid="0003a61d" style:font-size-asian="14pt" style:font-size-complex="14p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justify" style:justify-single-word="false" fo:text-indent="0.75in" style:auto-text-indent="false" fo:background-color="transparent"/>
      <style:text-properties style:font-name="Abyssinica SIL" fo:font-size="14pt" officeooo:rsid="0003a61d" officeooo:paragraph-rsid="0003a61d" style:font-size-asian="14pt" style:font-size-complex="14pt"/>
    </style:style>
    <style:style style:name="P6" style:family="paragraph" style:parent-style-name="Preformatted_20_Text">
      <style:text-properties style:font-name="Abyssinica SIL" fo:font-size="14pt" officeooo:paragraph-rsid="0003a61d" style:font-size-asian="14pt" style:font-size-complex="14pt"/>
    </style:style>
    <style:style style:name="P7" style:family="paragraph" style:parent-style-name="Preformatted_20_Text">
      <style:text-properties style:font-name="Abyssinica SIL" fo:font-size="14pt" officeooo:rsid="00092e38" officeooo:paragraph-rsid="00092e38" style:font-size-asian="14pt" style:font-size-complex="14pt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252in" style:auto-text-indent="false" style:page-number="auto" fo:background-color="transparent"/>
      <style:text-properties style:font-name="Abyssinica SIL" fo:font-size="14pt" style:font-size-asian="14pt" style:font-size-complex="14pt"/>
    </style:style>
    <style:style style:name="P9" style:family="paragraph" style:parent-style-name="Preformatted_20_Text">
      <style:paragraph-properties fo:text-align="center" style:justify-single-word="false"/>
      <style:text-properties fo:color="#c9211e" loext:opacity="100%" style:font-name="Abyssinica SIL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color="#ff8000" loext:opacity="100%" style:font-name="Abyssinica SIL" fo:font-size="14pt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252in" style:auto-text-indent="false" style:page-number="auto" fo:background-color="transparent"/>
    </style:style>
    <style:style style:name="P12" style:family="paragraph" style:parent-style-name="Preformatted_20_Text">
      <style:text-properties style:font-name="Abyssinica SIL" fo:font-size="14pt" officeooo:rsid="00092e38" officeooo:paragraph-rsid="00092e38" style:font-size-asian="14pt" style:font-size-complex="14pt"/>
    </style:style>
    <style:style style:name="P13" style:family="paragraph" style:parent-style-name="Preformatted_20_Text">
      <style:text-properties style:font-name="Abyssinica SIL" fo:font-size="14pt" officeooo:rsid="000caaa3" officeooo:paragraph-rsid="000caaa3" style:font-size-asian="14pt" style:font-size-complex="14pt"/>
    </style:style>
    <style:style style:name="T1" style:family="text">
      <style:text-properties style:font-name="Abyssinica SI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екция #4</text:p>
      <text:p text:style-name="P3"/>
      <text:p text:style-name="P10">Административное право</text:p>
      <text:p text:style-name="P2"/>
      <text:p text:style-name="P4">Прописка — регистрационный учёт:</text:p>
      <text:p text:style-name="P5">- избирательное право;</text:p>
      <text:p text:style-name="P5">- субсидии</text:p>
      <text:p text:style-name="P5">- </text:p>
      <text:p text:style-name="P3"/>
      <text:p text:style-name="P6"/>
      <text:h text:style-name="P1" text:outline-level="1">ГК РФ Статья 20. Место жительства гражданина</text:h>
      <text:p text:style-name="P11"><text:bookmark text:name="dst273"/><text:bookmark text:name="dst100115"/><text:span text:style-name="T1">1. </text:span><text:a xlink:type="simple" xlink:href="http://www.consultant.ru/document/cons_doc_LAW_5142/3a21dde6a73d049e1bf187dbd08ecf79ce5e80e2/#" text:style-name="Internet_20_link" text:visited-style-name="Visited_20_Internet_20_Link"><text:span text:style-name="T1">Местом</text:span></text:a><text:span text:style-name="T1"> жительства признается место, где гражданин постоянно или преимущественно проживает. Гражданин, сообщивший кредиторам, а также другим лицам сведения об ином месте своего жительства, несет риск вызванных этим </text:span><text:a xlink:type="simple" xlink:href="http://www.consultant.ru/document/cons_doc_LAW_181602/9eca3f971ed94f746ddc6ac7525487c3ccead854/#dst100165" text:style-name="Internet_20_link" text:visited-style-name="Visited_20_Internet_20_Link"><text:span text:style-name="T1">последствий</text:span></text:a><text:span text:style-name="T1">.</text:span></text:p>
      <text:p text:style-name="Text_20_body"><text:span text:style-name="T1">(в ред. Федерального </text:span><text:a xlink:type="simple" xlink:href="http://www.consultant.ru/document/cons_doc_LAW_142950/3d0cac60971a511280cbba229d9b6329c07731f7/#dst100070" text:style-name="Internet_20_link" text:visited-style-name="Visited_20_Internet_20_Link"><text:span text:style-name="T1">закона</text:span></text:a><text:span text:style-name="T1"> от 30.12.2012 N 302-ФЗ)</text:span></text:p>
      <text:p text:style-name="Text_20_body"><text:span text:style-name="T1">(см. текст в предыдущей </text:span><text:a xlink:type="simple" xlink:href="http://www.consultant.ru/document/cons_doc_LAW_5142/3a21dde6a73d049e1bf187dbd08ecf79ce5e80e2/#" text:style-name="Internet_20_link" text:visited-style-name="Visited_20_Internet_20_Link"><text:span text:style-name="T1">редакции</text:span></text:a><text:span text:style-name="T1">)</text:span></text:p>
      <text:p text:style-name="P8"><text:bookmark text:name="dst100116"/>2. Местом жительства несовершеннолетних, не достигших четырнадцати лет, или граждан, находящихся под опекой, признается место жительства их законных представителей - родителей, усыновителей или опекунов.</text:p>
      <text:p text:style-name="P6"/>
      <text:p text:style-name="P7">Моральные нормы касающиеся профессии «Программист»</text:p>
      <text:p text:style-name="P7"/>
      <text:p text:style-name="P7"/>
      <text:p text:style-name="P13">Д/з: статья киберленинка, этика аристотеля: универсальная теория мотивации:</text:p>
      <text:p text:style-name="P13">https://cyberleninka.ru/article/n/etika-aristotelya-universalnaya-teoriya-motivatsi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ilanka" svg:font-family="Chilan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8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4T16:10:29.477914410</dc:date>
    <meta:editing-duration>PT42M18S</meta:editing-duration>
    <meta:editing-cycles>5</meta:editing-cycles>
    <meta:document-statistic meta:table-count="0" meta:image-count="0" meta:object-count="0" meta:page-count="1" meta:paragraph-count="14" meta:word-count="100" meta:character-count="866" meta:non-whitespace-character-count="778"/>
  </office:meta>
</office:document-meta>
</file>